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D8000006DA29FDB8A9EFE573E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" style:family="graphic" style:parent-style-name="standard">
      <style:graphic-properties draw:stroke="none" draw:fill="none" draw:fill-color="#ffffff" fo:min-height="0.391cm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gr5" style:family="graphic" style:parent-style-name="standard">
      <style:graphic-properties draw:stroke="none" draw:fill="none" draw:fill-color="#ffffff" fo:min-height="0.779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989cm" svg:height="29.703cm" svg:x="0cm" svg:y="0cm">
          <draw:image xlink:href="Pictures/10000000000004D8000006DA29FDB8A9EFE573EE.jpg" xlink:type="simple" xlink:show="embed" xlink:actuate="onLoad" draw:mime-type="image/jpeg">
            <text:p/>
          </draw:image>
        </draw:frame>
        <draw:frame draw:style-name="gr2" draw:text-style-name="P3" draw:layer="layout" svg:width="3.25cm" svg:height="0.39cm" svg:x="6.25cm" svg:y="7.5cm">
          <draw:text-box>
            <text:p text:style-name="P2"><text:span text:style-name="T1">Classe D</text:span></text:p>
          </draw:text-box>
        </draw:frame>
        <draw:frame draw:style-name="gr3" draw:text-style-name="P4" draw:layer="layout" svg:width="1.259cm" svg:height="0.391cm" svg:x="6.491cm" svg:y="8cm">
          <draw:text-box>
            <text:p><text:span text:style-name="T1">Classe A</text:span></text:p>
          </draw:text-box>
        </draw:frame>
        <draw:frame draw:style-name="gr3" draw:text-style-name="P4" draw:layer="layout" svg:width="1.259cm" svg:height="0.391cm" svg:x="6.741cm" svg:y="10cm">
          <draw:text-box>
            <text:p><text:span text:style-name="T1">Classe B</text:span></text:p>
          </draw:text-box>
        </draw:frame>
        <draw:frame draw:style-name="gr3" draw:text-style-name="P4" draw:layer="layout" svg:width="1.259cm" svg:height="0.391cm" svg:x="6.741cm" svg:y="9cm">
          <draw:text-box>
            <text:p><text:span text:style-name="T1">Classe C</text:span></text:p>
          </draw:text-box>
        </draw:frame>
        <draw:frame draw:style-name="gr3" draw:text-style-name="P4" draw:layer="layout" svg:width="1.259cm" svg:height="0.391cm" svg:x="6.5cm" svg:y="9.5cm">
          <draw:text-box>
            <text:p><text:span text:style-name="T1">Classe C</text:span></text:p>
          </draw:text-box>
        </draw:frame>
        <draw:frame draw:style-name="gr3" draw:text-style-name="P4" draw:layer="layout" svg:width="1.259cm" svg:height="0.391cm" svg:x="5.991cm" svg:y="10.5cm">
          <draw:text-box>
            <text:p><text:span text:style-name="T1">Classe A</text:span></text:p>
          </draw:text-box>
        </draw:frame>
        <draw:frame draw:style-name="gr3" draw:text-style-name="P4" draw:layer="layout" svg:width="1.259cm" svg:height="0.391cm" svg:x="6.491cm" svg:y="8.5cm">
          <draw:text-box>
            <text:p><text:span text:style-name="T1">Classe A</text:span></text:p>
          </draw:text-box>
        </draw:frame>
        <draw:frame draw:style-name="gr3" draw:text-style-name="P4" draw:layer="layout" svg:width="1.259cm" svg:height="0.391cm" svg:x="6.741cm" svg:y="10.859cm">
          <draw:text-box>
            <text:p><text:span text:style-name="T1">Classe B</text:span></text:p>
          </draw:text-box>
        </draw:frame>
        <draw:frame draw:style-name="gr3" draw:text-style-name="P4" draw:layer="layout" svg:width="1.259cm" svg:height="0.391cm" svg:x="6.741cm" svg:y="11.359cm">
          <draw:text-box>
            <text:p><text:span text:style-name="T1">Classe E</text:span></text:p>
          </draw:text-box>
        </draw:frame>
        <draw:frame draw:style-name="gr4" draw:text-style-name="P3" draw:layer="layout" svg:width="4.87cm" svg:height="0.938cm" svg:x="6.25cm" svg:y="16.25cm">
          <draw:text-box>
            <text:p text:style-name="P2"><text:span text:style-name="T1">255.255.255.0</text:span></text:p>
          </draw:text-box>
        </draw:frame>
        <draw:frame draw:style-name="gr4" draw:text-style-name="P3" draw:layer="layout" svg:width="4.87cm" svg:height="0.938cm" svg:x="6.75cm" svg:y="17.25cm">
          <draw:text-box>
            <text:p text:style-name="P2"><text:span text:style-name="T1">255.255.255.0</text:span></text:p>
          </draw:text-box>
        </draw:frame>
        <draw:frame draw:style-name="gr4" draw:text-style-name="P3" draw:layer="layout" svg:width="4.87cm" svg:height="0.938cm" svg:x="6.88cm" svg:y="15.312cm">
          <draw:text-box>
            <text:p text:style-name="P2"><text:span text:style-name="T1">255.255.0.0</text:span></text:p>
          </draw:text-box>
        </draw:frame>
        <draw:frame draw:style-name="gr4" draw:text-style-name="P3" draw:layer="layout" svg:width="4.87cm" svg:height="0.938cm" svg:x="6.75cm" svg:y="15.812cm">
          <draw:text-box>
            <text:p text:style-name="P2"><text:span text:style-name="T1">255.255.0.0</text:span></text:p>
          </draw:text-box>
        </draw:frame>
        <draw:frame draw:style-name="gr4" draw:text-style-name="P3" draw:layer="layout" svg:width="4.87cm" svg:height="0.938cm" svg:x="6cm" svg:y="13.812cm">
          <draw:text-box>
            <text:p text:style-name="P2"><text:span text:style-name="T1">255.0.0.0</text:span></text:p>
          </draw:text-box>
        </draw:frame>
        <draw:frame draw:style-name="gr4" draw:text-style-name="P3" draw:layer="layout" svg:width="4.87cm" svg:height="0.938cm" svg:x="6cm" svg:y="14.312cm">
          <draw:text-box>
            <text:p text:style-name="P2"><text:span text:style-name="T1">255.0.0.0</text:span></text:p>
          </draw:text-box>
        </draw:frame>
        <draw:frame draw:style-name="gr4" draw:text-style-name="P3" draw:layer="layout" svg:width="4.87cm" svg:height="0.938cm" svg:x="5.63cm" svg:y="16.75cm">
          <draw:text-box>
            <text:p text:style-name="P2"><text:span text:style-name="T1">255.0.0.0</text:span></text:p>
          </draw:text-box>
        </draw:frame>
        <draw:frame draw:style-name="gr4" draw:text-style-name="P3" draw:layer="layout" svg:width="4.87cm" svg:height="0.938cm" svg:x="6.5cm" svg:y="17.75cm">
          <draw:text-box>
            <text:p text:style-name="P2"><text:span text:style-name="T1">255.255.255.0</text:span></text:p>
          </draw:text-box>
        </draw:frame>
        <draw:frame draw:style-name="gr3" draw:text-style-name="P4" draw:layer="layout" svg:width="1.691cm" svg:height="0.391cm" svg:x="6.5cm" svg:y="14.859cm">
          <draw:text-box>
            <text:p><text:span text:style-name="T1">255.255.0.0</text:span></text:p>
          </draw:text-box>
        </draw:frame>
        <draw:frame draw:style-name="gr4" draw:text-style-name="P3" draw:layer="layout" svg:width="4.87cm" svg:height="0.938cm" svg:x="6.63cm" svg:y="19.75cm">
          <draw:text-box>
            <text:p text:style-name="P2"><text:span text:style-name="T1">150.19</text:span></text:p>
          </draw:text-box>
        </draw:frame>
        <draw:frame draw:style-name="gr5" draw:text-style-name="P4" draw:layer="layout" svg:width="2cm" svg:height="0.779cm" svg:x="6.25cm" svg:y="20.25cm">
          <draw:text-box>
            <text:p><text:span text:style-name="T1">200.45.99</text:span></text:p>
          </draw:text-box>
        </draw:frame>
        <draw:frame draw:style-name="gr3" draw:text-style-name="P4" draw:layer="layout" svg:width="0.98cm" svg:height="0.391cm" svg:x="6.5cm" svg:y="20.75cm">
          <draw:text-box>
            <text:p><text:span text:style-name="T1">1</text:span></text:p>
          </draw:text-box>
        </draw:frame>
        <draw:frame draw:style-name="gr3" draw:text-style-name="P4" draw:layer="layout" svg:width="0.98cm" svg:height="0.391cm" svg:x="7cm" svg:y="21.25cm">
          <draw:text-box>
            <text:p><text:span text:style-name="T1">254</text:span></text:p>
          </draw:text-box>
        </draw:frame>
        <draw:frame draw:style-name="gr3" draw:text-style-name="P4" draw:layer="layout" svg:width="0.98cm" svg:height="0.391cm" svg:x="6.25cm" svg:y="21.75cm">
          <draw:text-box>
            <text:p><text:span text:style-name="T1">20.4</text:span></text:p>
          </draw:text-box>
        </draw:frame>
        <draw:frame draw:style-name="gr3" draw:text-style-name="P4" draw:layer="layout" svg:width="0.98cm" svg:height="0.391cm" svg:x="6.75cm" svg:y="22.25cm">
          <draw:text-box>
            <text:p><text:span text:style-name="T1">69</text:span></text:p>
          </draw:text-box>
        </draw:frame>
        <draw:frame draw:style-name="gr3" draw:text-style-name="P4" draw:layer="layout" svg:width="0.98cm" svg:height="0.391cm" svg:x="5.75cm" svg:y="22.75cm">
          <draw:text-box>
            <text:p><text:span text:style-name="T1">0.0.1</text:span></text:p>
          </draw:text-box>
        </draw:frame>
        <draw:frame draw:style-name="gr5" draw:text-style-name="P4" draw:layer="layout" svg:width="1.75cm" svg:height="0.779cm" svg:x="6.5cm" svg:y="23.25cm">
          <draw:text-box>
            <text:p><text:span text:style-name="T1">215.10.199</text:span></text:p>
          </draw:text-box>
        </draw:frame>
        <draw:frame draw:style-name="gr3" draw:text-style-name="P4" draw:layer="layout" svg:width="0.98cm" svg:height="0.391cm" svg:x="6.5cm" svg:y="23.75cm">
          <draw:text-box>
            <text:p><text:span text:style-name="T1">54</text:span></text:p>
          </draw:text-box>
        </draw:frame>
        <draw:frame draw:style-name="gr3" draw:text-style-name="P4" draw:layer="layout" svg:width="0.98cm" svg:height="0.391cm" svg:x="6.5cm" svg:y="25.75cm">
          <draw:text-box>
            <text:p><text:span text:style-name="T1">24</text:span></text:p>
          </draw:text-box>
        </draw:frame>
        <draw:frame draw:style-name="gr3" draw:text-style-name="P4" draw:layer="layout" svg:width="0.98cm" svg:height="0.391cm" svg:x="6.27cm" svg:y="26.25cm">
          <draw:text-box>
            <text:p><text:span text:style-name="T1">130.60</text:span></text:p>
          </draw:text-box>
        </draw:frame>
        <draw:frame draw:style-name="gr5" draw:text-style-name="P4" draw:layer="layout" svg:width="1.75cm" svg:height="0.779cm" svg:x="6.25cm" svg:y="26.75cm">
          <draw:text-box>
            <text:p><text:span text:style-name="T1">193.245.3</text:span></text:p>
          </draw:text-box>
        </draw:frame>
        <draw:frame draw:style-name="gr5" draw:text-style-name="P4" draw:layer="layout" svg:width="1.75cm" svg:height="0.779cm" svg:x="6.5cm" svg:y="27.25cm">
          <draw:text-box>
            <text:p><text:span text:style-name="T1">220.10.213</text:span></text:p>
          </draw:text-box>
        </draw:frame>
        <draw:frame draw:style-name="gr5" draw:text-style-name="P4" draw:layer="layout" svg:width="1.5cm" svg:height="0.779cm" svg:x="6.75cm" svg:y="27.75cm">
          <draw:text-box>
            <text:p><text:span text:style-name="T1">191.189</text:span></text:p>
          </draw:text-box>
        </draw:frame>
        <draw:frame draw:style-name="gr3" draw:text-style-name="P4" draw:layer="layout" svg:width="1cm" svg:height="0.391cm" svg:x="6.5cm" svg:y="28.25cm">
          <draw:text-box>
            <text:p><text:span text:style-name="T1">6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12:49:43.778002196</dc:date>
    <meta:editing-duration>PT10M28S</meta:editing-duration>
    <meta:editing-cycles>1</meta:editing-cycles>
    <meta:generator>LibreOffice/7.5.5.2$Linux_X86_64 LibreOffice_project/50$Build-2</meta:generator>
    <meta:document-statistic meta:object-count="34"/>
  </office:meta>
</office:document-meta>
</file>